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11.737cm"/>
        </style:tab-stops>
      </style:paragraph-properties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b315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5e2f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ebde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65e4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719e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35e2f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1610d6" style:font-name-asian="Times New Roman1" style:font-name-complex="Times New Roman1"/>
    </style:style>
    <style:style style:name="T5" style:family="text">
      <style:text-properties style:font-name="Times New Roman1" officeooo:rsid="001610d6"/>
    </style:style>
    <style:style style:name="T6" style:family="text">
      <style:text-properties style:font-name="Times New Roman1" officeooo:rsid="002125a3"/>
    </style:style>
    <style:style style:name="T7" style:family="text">
      <style:text-properties style:font-name="Times New Roman1" officeooo:rsid="00381ada"/>
    </style:style>
    <style:style style:name="T8" style:family="text">
      <style:text-properties style:font-name="Times New Roman1" officeooo:rsid="003b4bd3"/>
    </style:style>
    <style:style style:name="T9" style:family="text">
      <style:text-properties style:text-position="sub 58%" fo:background-color="transparent"/>
    </style:style>
    <style:style style:name="T10" style:family="text">
      <style:text-properties officeooo:rsid="001610d6"/>
    </style:style>
    <style:style style:name="T11" style:family="text">
      <style:text-properties officeooo:rsid="001720a8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officeooo:rsid="0016d4bb"/>
    </style:style>
    <style:style style:name="T15" style:family="text">
      <style:text-properties officeooo:rsid="001ebde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1bf73" style:font-weight-asian="bold" style:font-weight-complex="bold"/>
    </style:style>
    <style:style style:name="T18" style:family="text">
      <style:text-properties officeooo:rsid="0029dcca"/>
    </style:style>
    <style:style style:name="T19" style:family="text">
      <style:text-properties officeooo:rsid="0030a335"/>
    </style:style>
    <style:style style:name="T20" style:family="text">
      <style:text-properties officeooo:rsid="0016d4bb"/>
    </style:style>
    <style:style style:name="T21" style:family="text">
      <style:text-properties officeooo:rsid="0018b797"/>
    </style:style>
    <style:style style:name="T22" style:family="text">
      <style:text-properties officeooo:rsid="00205974"/>
    </style:style>
    <style:style style:name="T23" style:family="text">
      <style:text-properties officeooo:rsid="001e08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udprotokoll: __________________________________<text:span text:style-name="T10"><text:tab/></text:span>am _______________</text:p>
      <text:p text:style-name="P8"/>
      <text:p text:style-name="P1"><text:span text:style-name="T13">Schüttung: </text:span><text:tab/>…...............................................<text:span text:style-name="T10"><text:tab/>….....</text:span><text:tab/>kg<text:tab/>Gesamtschüttung:</text:p>
      <text:p text:style-name="P2"><text:tab/><text:tab/>…...............................................<text:span text:style-name="T10"><text:tab/>…..... </text:span>kg<text:tab/><text:span text:style-name="T3">∑ = <text:tab/></text:span><text:span text:style-name="T4">…..... </text:span><text:span text:style-name="T3">kg</text:span></text:p>
      <text:p text:style-name="P2"><text:tab/><text:tab/>…...............................................<text:span text:style-name="T10"><text:tab/>….....</text:span><text:tab/>kg</text:p>
      <text:p text:style-name="P2"><text:tab/><text:tab/>…...............................................<text:span text:style-name="T10"><text:tab/>….....</text:span> <text:tab/>kg</text:p>
      <text:p text:style-name="P2"><text:tab/><text:tab/>…...............................................<text:tab/><text:span text:style-name="T10">….....<text:tab/>kg</text:span></text:p>
      <text:p text:style-name="P4"/>
      <text:p text:style-name="P3"><text:tab/><text:span text:style-name="T18">Angestrebte Stammwürze: ….....…..... °P</text:span></text:p>
      <text:p text:style-name="P1"><text:tab/><text:tab/></text:p>
      <text:p text:style-name="P5"><text:span text:style-name="T13">Hopfung:</text:span> <text:tab/>Aromahopfen:…......................................<text:tab/>.<text:span text:style-name="T10">….....</text:span> g <text:s text:c="3"/><text:span text:style-name="T10">…..... </text:span>% <text:bookmark-start text:name="__DdeLink__0_372489483"/><text:span text:style-name="T1">α</text:span><text:bookmark-end text:name="__DdeLink__0_372489483"/><text:span text:style-name="T1"> <text:tab/>Bitterhopfen:…........................................<text:tab/>..</text:span><text:span text:style-name="T5">….....</text:span><text:span text:style-name="T1"> g <text:s text:c="2"/></text:span><text:span text:style-name="T5">…..... </text:span><text:span text:style-name="T1">% α</text:span></text:p>
      <text:p text:style-name="P20"><text:tab/><text:tab/><text:tab/><text:span text:style-name="T10">Errechnete Bittere: …..... IBU</text:span></text:p>
      <text:p text:style-name="P18"/>
      <text:p text:style-name="P7"><text:span text:style-name="T2">Bierhefe:</text:span><text:span text:style-name="T1"><text:tab/></text:span><text:span text:style-name="T6">…............................................... </text:span><text:span text:style-name="T7">(…..................................................)</text:span></text:p>
      <text:p text:style-name="P9"/>
      <text:p text:style-name="P21">Maischen:</text:p>
      <text:p text:style-name="P19"/>
      <text:p text:style-name="P6"><text:span text:style-name="T1"><text:tab/></text:span><text:span text:style-name="T5">….....</text:span><text:span text:style-name="T1"> l bei </text:span><text:span text:style-name="T8">55</text:span><text:span text:style-name="T1"> °C vorlegen um </text:span><text:span text:style-name="T5">….....</text:span><text:span text:style-name="T1"> Uhr.</text:span></text:p>
      <text:p text:style-name="P13"><text:tab/><text:tab/>Aufheizen auf 64 °C.</text:p>
      <text:p text:style-name="P14"><text:tab/><text:span text:style-name="T11">Maltoserast für …..... Minuten von …..... - …..... Uhr.</text:span></text:p>
      <text:p text:style-name="P12"><text:tab/><text:tab/>Aufheizen auf 72 °C.</text:p>
      <text:p text:style-name="P14"><text:tab/>Amylaserast 1 <text:span text:style-name="T15">für …..... Minuten</text:span> von <text:span text:style-name="T11">…..... - …..... </text:span>Uhr.</text:p>
      <text:p text:style-name="P10"><text:tab/><text:tab/>Aufheizen auf 78 °C.</text:p>
      <text:p text:style-name="P10"><text:tab/><text:span text:style-name="T19">Jodprobe:<text:tab/>O <text:s/>positiv<text:tab/><text:tab/>O <text:s/>negativ</text:span></text:p>
      <text:p text:style-name="P15"><text:tab/>Abmaischen um <text:span text:style-name="T11">….....</text:span> Uhr.</text:p>
      <text:p text:style-name="P11"><text:tab/><text:span text:style-name="T12">Kommentar:<text:tab/><text:tab/>________________________________________________</text:span>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26"><text:tab/><text:tab/>__________________________________________________________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oft-page-break/><text:span text:style-name="T17">L</text:span><text:span text:style-name="T16">äutern</text:span> von ….......... - ….......... Uhr.</text:p>
      <text:p text:style-name="P17"><text:tab/><text:span text:style-name="T20">Vorderwürze: ca. </text:span><text:span text:style-name="T14">….......... l.</text:span></text:p>
      <text:p text:style-name="P17"><text:span text:style-name="T20"><text:tab/><text:tab/>1. Nachguss: </text:span><text:span text:style-name="T14">….......... l.</text:span></text:p>
      <text:p text:style-name="P29"><text:tab/><text:tab/>2. Nachguss: ….......... l.</text:p>
      <text:p text:style-name="P29"><text:tab/><text:tab/><text:tab/>Aufhacken: <text:tab/>O <text:s/>ja<text:tab/><text:tab/>O <text:s/>nein</text:p>
      <text:p text:style-name="P29"><text:tab/><text:tab/>3. Nachguss: ….......... l.</text:p>
      <text:p text:style-name="P23"><text:tab/><text:tab/><text:tab/><text:span text:style-name="T20">W</text:span>ürze: ….......... °P bei …..........°C =&gt; ….......... °P</text:p>
      <text:p text:style-name="P23"><text:tab/><text:tab/><text:tab/>Glattwasser: ….......... °P bei ….......... °C =&gt; ….......... °P</text:p>
      <text:p text:style-name="P23"><text:tab/>Kommentar:<text:tab/><text:tab/>________________________________________________</text:p>
      <text:p text:style-name="P23"><text:tab/><text:tab/>__________________________________________________________</text:p>
      <text:p text:style-name="P27"><text:tab/><text:tab/>__________________________________________________________</text:p>
      <text:p text:style-name="P27"><text:tab/><text:tab/>__________________________________________________________</text:p>
      <text:p text:style-name="P23"/>
      <text:p text:style-name="P24"><text:span text:style-name="T16">Würzekochen</text:span> für ….......... Minuten <text:span text:style-name="T21">von ….......... - ….......... Uhr.</text:span></text:p>
      <text:p text:style-name="P24"><text:tab/><text:tab/>Bitterhopfengabe: ….......... Uhr.</text:p>
      <text:p text:style-name="P24"><text:tab/><text:tab/>Aromahopfengabe: ….......... Uhr.</text:p>
      <text:p text:style-name="P24"><text:tab/>Kommentar:<text:tab/><text:tab/>________________________________________________</text:p>
      <text:p text:style-name="P27"><text:tab/><text:tab/>__________________________________________________________</text:p>
      <text:p text:style-name="P27"><text:tab/><text:tab/>__________________________________________________________</text:p>
      <text:p text:style-name="P22"><text:tab/><text:tab/><text:tab/></text:p>
      <text:p text:style-name="P25"><text:span text:style-name="T16">Wirpoolrast</text:span> von ….......... - ….......... Uhr.</text:p>
      <text:p text:style-name="P25"><text:tab/><text:tab/>Ausschlagwürze: ….......... °P bei ….......... °C =&gt; ….......... °P</text:p>
      <text:p text:style-name="P25"><text:tab/><text:tab/><text:span text:style-name="T22">Verdünnen: (….......... l * ….......... °P ) / ….......... °P = ….......... l</text:span></text:p>
      <text:p text:style-name="P25"><text:tab/><text:tab/><text:span text:style-name="T23">Sudhausausbeute: ….......... % mit ….......... l.</text:span></text:p>
      <text:p text:style-name="P30"><text:tab/><text:tab/>Geschätzter Alkoholgehalt: ….......... %Vol.</text:p>
      <text:p text:style-name="P25"><text:tab/><text:tab/>Hefegabe und O<text:span text:style-name="T9">2</text:span> gabe um ….......... Uhr.</text:p>
      <text:p text:style-name="P28"><text:tab/>Kommentar:<text:tab/><text:tab/>________________________________________________<text:line-break/><text:tab/><text:tab/>__________________________________________________________</text:p>
      <text:p text:style-name="P28"><text:tab/><text:tab/>__________________________________________________________<text:tab/><text:tab/>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3-11-20T10:33:01.962216334</dc:date>
    <meta:editing-duration>PT3H20M30S</meta:editing-duration>
    <meta:editing-cycles>52</meta:editing-cycles>
    <meta:generator>LibreOffice/4.1.3.2$Linux_X86_64 LibreOffice_project/410m0$Build-2</meta:generator>
    <meta:document-statistic meta:table-count="0" meta:image-count="0" meta:object-count="0" meta:page-count="2" meta:paragraph-count="51" meta:word-count="222" meta:character-count="2752" meta:non-whitespace-character-count="2475"/>
  </office:meta>
</office:document-meta>
</file>